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4ac" officeooo:paragraph-rsid="0018b4ac"/>
    </style:style>
    <style:style style:name="P2" style:family="paragraph" style:parent-style-name="Standard">
      <style:text-properties officeooo:paragraph-rsid="0018b4ac"/>
    </style:style>
    <style:style style:name="T1" style:family="text">
      <style:text-properties officeooo:rsid="0018b4ac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officeooo:rsid="0018b4ac" fo:background-color="#1f1f1f" loext:char-shading-value="0"/>
    </style:style>
    <style:style style:name="T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6" style:family="text">
      <style:text-properties fo:color="#b5cea8" loext:opacity="100%" style:font-name="Droid Sans Mono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list:</text:p>
      <text:p text:style-name="P2"><text:span text:style-name="T1">V1: { "valve":1, "state":1 }{ "valve":1, "state":1 } </text:span></text:p>
      <text:p text:style-name="P2"><text:span text:style-name="T1">V2 to V7 is similar as V1 </text:span></text:p>
      <text:p text:style-name="P2"><text:span text:style-name="T1">Fans: {"fans":0} {"fans":1}</text:span></text:p>
      <text:p text:style-name="P1">Compressor: {"comp":0}{"comp":1}</text:p>
      <text:p text:style-name="P1">Lights: {"lights":0} {"lights":1}</text:p>
      <text:p text:style-name="P1"/>
      <text:p text:style-name="P1">0 is off and 1 is 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54:42.904172578</meta:creation-date>
    <dc:date>2024-11-12T10:01:04.044020012</dc:date>
    <meta:editing-duration>PT6M21S</meta:editing-duration>
    <meta:editing-cycles>1</meta:editing-cycles>
    <meta:document-statistic meta:table-count="0" meta:image-count="0" meta:object-count="0" meta:page-count="1" meta:paragraph-count="7" meta:word-count="32" meta:character-count="204" meta:non-whitespace-character-count="177"/>
    <meta:generator>LibreOffice/7.3.7.2$Linux_X86_64 LibreOffice_project/30$Build-2</meta:generator>
  </office:meta>
</office:document-meta>
</file>